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style:style>
    <style:style style:name="T2" style:parent-style-name="Προεπιλεγμένηγραμματοσειρά" style:family="text">
      <style:text-properties fo:font-weight="bold" style:font-weight-asian="bold" style:font-weight-complex="bold"/>
    </style:style>
    <style:style style:name="T3" style:parent-style-name="Προεπιλεγμένηγραμματοσειρά" style:family="text">
      <style:text-properties fo:language="el" fo:country="GR"/>
    </style:style>
    <style:style style:name="P4" style:parent-style-name="Βασικό" style:family="paragraph">
      <style:text-properties fo:language="el" fo:country="GR"/>
    </style:style>
    <style:style style:name="T5" style:parent-style-name="Προεπιλεγμένηγραμματοσειρά" style:family="text">
      <style:text-properties fo:font-weight="bold" style:font-weight-asian="bold" style:font-weight-complex="bold" fo:language="el" fo:country="GR"/>
    </style:style>
    <style:style style:name="T6" style:parent-style-name="Προεπιλεγμένηγραμματοσειρά" style:family="text">
      <style:text-properties fo:font-weight="bold" style:font-weight-asian="bold" style:font-weight-complex="bold" fo:language="el" fo:country="GR"/>
    </style:style>
    <style:style style:name="T7" style:parent-style-name="Προεπιλεγμένηγραμματοσειρά" style:family="text">
      <style:text-properties fo:language="el" fo:country="GR"/>
    </style:style>
    <style:style style:name="T8" style:parent-style-name="Προεπιλεγμένηγραμματοσειρά" style:family="text">
      <style:text-properties fo:language="el" fo:country="GR"/>
    </style:style>
    <style:style style:name="T9" style:parent-style-name="Προεπιλεγμένηγραμματοσειρά" style:family="text">
      <style:text-properties fo:language="el" fo:country="GR"/>
    </style:style>
    <style:style style:name="T10" style:parent-style-name="Προεπιλεγμένηγραμματοσειρά" style:family="text">
      <style:text-properties fo:language="el" fo:country="GR"/>
    </style:style>
    <style:style style:name="T11" style:parent-style-name="Προεπιλεγμένηγραμματοσειρά" style:family="text">
      <style:text-properties fo:language="el" fo:country="GR"/>
    </style:style>
    <style:style style:name="T12" style:parent-style-name="Προεπιλεγμένηγραμματοσειρά" style:family="text">
      <style:text-properties fo:language="el" fo:country="GR"/>
    </style:style>
    <style:style style:name="T13" style:parent-style-name="Προεπιλεγμένηγραμματοσειρά" style:family="text">
      <style:text-properties fo:language="el" fo:country="GR"/>
    </style:style>
    <style:style style:name="T14" style:parent-style-name="Προεπιλεγμένηγραμματοσειρά" style:family="text">
      <style:text-properties fo:language="el" fo:country="GR"/>
    </style:style>
    <style:style style:name="T15" style:parent-style-name="Προεπιλεγμένηγραμματοσειρά" style:family="text">
      <style:text-properties fo:language="el" fo:country="GR"/>
    </style:style>
    <style:style style:name="T16" style:parent-style-name="Προεπιλεγμένηγραμματοσειρά" style:family="text">
      <style:text-properties fo:language="el" fo:country="GR"/>
    </style:style>
    <style:style style:name="T17" style:parent-style-name="Προεπιλεγμένηγραμματοσειρά" style:family="text">
      <style:text-properties fo:language="el" fo:country="GR"/>
    </style:style>
    <style:style style:name="T18" style:parent-style-name="Προεπιλεγμένηγραμματοσειρά" style:family="text">
      <style:text-properties fo:language="el" fo:country="GR"/>
    </style:style>
    <style:style style:name="T19" style:parent-style-name="Προεπιλεγμένηγραμματοσειρά" style:family="text">
      <style:text-properties fo:language="el" fo:country="GR"/>
    </style:style>
    <style:style style:name="T20" style:parent-style-name="Προεπιλεγμένηγραμματοσειρά" style:family="text">
      <style:text-properties fo:language="el" fo:country="GR"/>
    </style:style>
    <style:style style:name="T21" style:parent-style-name="Προεπιλεγμένηγραμματοσειρά" style:family="text">
      <style:text-properties fo:language="el" fo:country="GR"/>
    </style:style>
    <style:style style:name="T22" style:parent-style-name="Προεπιλεγμένηγραμματοσειρά" style:family="text">
      <style:text-properties fo:language="el" fo:country="GR"/>
    </style:style>
    <style:style style:name="T23" style:parent-style-name="Προεπιλεγμένηγραμματοσειρά" style:family="text">
      <style:text-properties fo:language="el" fo:country="GR"/>
    </style:style>
    <style:style style:name="T24" style:parent-style-name="Προεπιλεγμένηγραμματοσειρά" style:family="text">
      <style:text-properties fo:language="el" fo:country="GR"/>
    </style:style>
    <style:style style:name="T25" style:parent-style-name="Προεπιλεγμένηγραμματοσειρά" style:family="text">
      <style:text-properties fo:language="el" fo:country="GR"/>
    </style:style>
    <style:style style:name="T26" style:parent-style-name="Προεπιλεγμένηγραμματοσειρά" style:family="text">
      <style:text-properties fo:language="el" fo:country="GR"/>
    </style:style>
    <style:style style:name="T27" style:parent-style-name="Προεπιλεγμένηγραμματοσειρά" style:family="text">
      <style:text-properties fo:language="el" fo:country="GR"/>
    </style:style>
    <style:style style:name="T28" style:parent-style-name="Προεπιλεγμένηγραμματοσειρά" style:family="text">
      <style:text-properties fo:language="el" fo:country="GR"/>
    </style:style>
    <style:style style:name="T29" style:parent-style-name="Προεπιλεγμένηγραμματοσειρά" style:family="text">
      <style:text-properties fo:language="el" fo:country="GR"/>
    </style:style>
    <style:style style:name="T30" style:parent-style-name="Προεπιλεγμένηγραμματοσειρά" style:family="text">
      <style:text-properties fo:language="el" fo:country="GR"/>
    </style:style>
    <style:style style:name="T31" style:parent-style-name="Προεπιλεγμένηγραμματοσειρά" style:family="text">
      <style:text-properties fo:language="el" fo:country="GR"/>
    </style:style>
    <style:style style:name="T32" style:parent-style-name="Προεπιλεγμένηγραμματοσειρά" style:family="text">
      <style:text-properties fo:language="el" fo:country="GR"/>
    </style:style>
    <style:style style:name="P33" style:parent-style-name="Βασικό" style:family="paragraph">
      <style:text-properties fo:language="el" fo:country="GR"/>
    </style:style>
    <style:style style:name="P34" style:parent-style-name="Βασικό" style:family="paragraph">
      <style:text-properties fo:language="el" fo:country="GR"/>
    </style:style>
    <style:style style:name="P35" style:parent-style-name="Βασικό" style:family="paragraph">
      <style:text-properties fo:language="el" fo:country="GR"/>
    </style:style>
    <style:style style:name="P36" style:parent-style-name="Βασικό" style:family="paragraph">
      <style:text-properties fo:language="el" fo:country="GR"/>
    </style:style>
    <style:style style:name="P37" style:parent-style-name="Βασικό" style:family="paragraph">
      <style:text-properties fo:language="el" fo:country="GR"/>
    </style:style>
    <style:style style:name="T38" style:parent-style-name="Προεπιλεγμένηγραμματοσειρά" style:family="text">
      <style:text-properties fo:language="el" fo:country="GR"/>
    </style:style>
    <style:style style:name="T39" style:parent-style-name="Προεπιλεγμένηγραμματοσειρά" style:family="text">
      <style:text-properties fo:language="el" fo:country="GR"/>
    </style:style>
    <style:style style:name="T40" style:parent-style-name="Προεπιλεγμένηγραμματοσειρά" style:family="text">
      <style:text-properties fo:language="el" fo:country="GR"/>
    </style:style>
    <style:style style:name="T41" style:parent-style-name="Προεπιλεγμένηγραμματοσειρά" style:family="text">
      <style:text-properties fo:language="el" fo:country="GR"/>
    </style:style>
    <style:style style:name="T42" style:parent-style-name="Προεπιλεγμένηγραμματοσειρά" style:family="text">
      <style:text-properties fo:language="el" fo:country="GR"/>
    </style:style>
    <style:style style:name="T43" style:parent-style-name="Προεπιλεγμένηγραμματοσειρά" style:family="text">
      <style:text-properties fo:language="el" fo:country="GR"/>
    </style:style>
    <style:style style:name="T44" style:parent-style-name="Προεπιλεγμένηγραμματοσειρά" style:family="text">
      <style:text-properties fo:language="el" fo:country="GR"/>
    </style:style>
    <style:style style:name="T45" style:parent-style-name="Προεπιλεγμένηγραμματοσειρά" style:family="text">
      <style:text-properties fo:language="el" fo:country="GR"/>
    </style:style>
    <style:style style:name="T46" style:parent-style-name="Προεπιλεγμένηγραμματοσειρά" style:family="text">
      <style:text-properties fo:language="el" fo:country="GR"/>
    </style:style>
    <style:style style:name="T47" style:parent-style-name="Προεπιλεγμένηγραμματοσειρά" style:family="text">
      <style:text-properties fo:language="el" fo:country="GR"/>
    </style:style>
    <style:style style:name="T48" style:parent-style-name="Προεπιλεγμένηγραμματοσειρά" style:family="text">
      <style:text-properties fo:language="el" fo:country="GR"/>
    </style:style>
    <style:style style:name="T49" style:parent-style-name="Προεπιλεγμένηγραμματοσειρά" style:family="text">
      <style:text-properties fo:language="el" fo:country="GR"/>
    </style:style>
    <style:style style:name="T50" style:parent-style-name="Προεπιλεγμένηγραμματοσειρά" style:family="text">
      <style:text-properties fo:language="el" fo:country="GR"/>
    </style:style>
    <style:style style:name="T51" style:parent-style-name="Προεπιλεγμένηγραμματοσειρά" style:family="text">
      <style:text-properties fo:language="el" fo:country="GR"/>
    </style:style>
    <style:style style:name="T52" style:parent-style-name="Προεπιλεγμένηγραμματοσειρά" style:family="text">
      <style:text-properties fo:language="el" fo:country="GR"/>
    </style:style>
    <style:style style:name="T53" style:parent-style-name="Προεπιλεγμένηγραμματοσειρά" style:family="text">
      <style:text-properties fo:language="el" fo:country="GR"/>
    </style:style>
    <style:style style:name="T54" style:parent-style-name="Προεπιλεγμένηγραμματοσειρά" style:family="text">
      <style:text-properties fo:language="el" fo:country="GR"/>
    </style:style>
    <style:style style:name="T55" style:parent-style-name="Προεπιλεγμένηγραμματοσειρά" style:family="text">
      <style:text-properties fo:language="el" fo:country="GR"/>
    </style:style>
    <style:style style:name="T56" style:parent-style-name="Προεπιλεγμένηγραμματοσειρά" style:family="text">
      <style:text-properties fo:language="el" fo:country="GR"/>
    </style:style>
    <style:style style:name="T57" style:parent-style-name="Προεπιλεγμένηγραμματοσειρά" style:family="text">
      <style:text-properties fo:language="el" fo:country="GR"/>
    </style:style>
    <style:style style:name="T58" style:parent-style-name="Προεπιλεγμένηγραμματοσειρά" style:family="text">
      <style:text-properties fo:language="el" fo:country="GR"/>
    </style:style>
    <style:style style:name="T59" style:parent-style-name="Προεπιλεγμένηγραμματοσειρά" style:family="text">
      <style:text-properties fo:language="el" fo:country="GR"/>
    </style:style>
    <style:style style:name="T60" style:parent-style-name="Προεπιλεγμένηγραμματοσειρά" style:family="text">
      <style:text-properties fo:language="el" fo:country="GR"/>
    </style:style>
    <style:style style:name="P61" style:parent-style-name="Βασικό" style:family="paragraph">
      <style:text-properties fo:language="el" fo:country="GR"/>
    </style:style>
    <style:style style:name="P62" style:parent-style-name="Βασικό" style:family="paragraph">
      <style:text-properties fo:language="el" fo:country="GR"/>
    </style:style>
    <style:style style:name="P63" style:parent-style-name="Βασικό" style:family="paragraph">
      <style:text-properties fo:language="el" fo:country="GR"/>
    </style:style>
    <style:style style:name="P64" style:parent-style-name="Βασικό" style:family="paragraph">
      <style:text-properties fo:language="el" fo:country="GR"/>
    </style:style>
    <style:style style:name="P65" style:parent-style-name="Βασικό" style:family="paragraph">
      <style:text-properties fo:language="el" fo:country="GR"/>
    </style:style>
    <style:style style:name="P66" style:parent-style-name="Βασικό" style:family="paragraph">
      <style:text-properties fo:language="el" fo:country="GR"/>
    </style:style>
    <style:style style:name="P67" style:parent-style-name="Βασικό" style:family="paragraph">
      <style:paragraph-properties fo:margin-bottom="0.0694in" fo:line-height="100%"/>
      <style:text-properties style:font-name="Segoe UI" style:font-name-asian="Times New Roman" style:font-name-complex="Segoe UI" fo:font-weight="bold" style:font-weight-asian="bold" style:font-weight-complex="bold" fo:color="#333333" fo:font-size="13.5pt" style:font-size-asian="13.5pt" style:font-size-complex="13.5pt" fo:language="el" fo:country="GR"/>
    </style:style>
    <style:style style:name="P68" style:parent-style-name="Βασικό" style:family="paragraph">
      <style:paragraph-properties fo:margin-bottom="0.0694in" fo:line-height="100%"/>
      <style:text-properties style:font-name="Segoe UI" style:font-name-asian="Times New Roman" style:font-name-complex="Segoe UI" fo:color="#333333" fo:font-size="10.5pt" style:font-size-asian="10.5pt" style:font-size-complex="10.5pt" fo:language="el" fo:country="GR"/>
    </style:style>
    <style:style style:name="P69" style:parent-style-name="Επικεφαλίδα3" style:family="paragraph">
      <style:paragraph-properties fo:margin-top="0in"/>
      <style:text-properties style:font-name="Segoe UI" style:font-name-complex="Segoe UI" fo:color="#333333" fo:language="el" fo:country="GR"/>
    </style:style>
    <style:style style:name="P70" style:parent-style-name="ΚανονικόWeb" style:family="paragraph">
      <style:paragraph-properties fo:margin-top="0in"/>
      <style:text-properties style:font-name="Segoe UI" style:font-name-complex="Segoe UI" fo:color="#333333" fo:font-size="10.5pt" style:font-size-asian="10.5pt" style:font-size-complex="10.5pt" fo:language="el" fo:country="GR"/>
    </style:style>
    <style:style style:name="P71" style:parent-style-name="Βασικό" style:family="paragraph">
      <style:text-properties fo:font-weight="bold" style:font-weight-asian="bold" style:font-weight-complex="bold" fo:language="el" fo:country="GR"/>
    </style:style>
  </office:automatic-styles>
  <office:body>
    <office:text text:use-soft-page-breaks="true">
      <text:p text:style-name="P1"><text:span text:style-name="T2">Abstract</text:span><text:span text:style-name="T3">: Ένας βασικός πυλώνας επιτυχίας ενός εστιατορίου είναι οι καλές σχέσεις του ιδιοκτήτη με τους προμηθευτές του. Σκοπός αυτής εργασίας είναι να προτείνει μια διαφορετική προσέγγιση πάνω σε αυτή στη σχέση, μια εφαρμογή-πλατφόρμα όπου θα εκσυγχρονίσει την επικοινωνία τους, πάντα με γνώμονα το συμφέρον και των δύο πλευρών. Η δομή της εφαρμογής θα περιλαμβάνει αρκετές πλευρές από το κόστος και την ποιότητα των προϊόντων μέχρι και την μεταφορά τους. Η εργασία είναι βασισμένη κατά κύριο λόγο σε δεδομένα τα οποία προήλθαν από έρευνα και προσωπικές συνεντεύξεις με επαγγελματίες του συγκεκριμένου κλάδου.</text:span></text:p>
      <text:p text:style-name="P4"/>
      <text:p text:style-name="Βασικό"><text:span text:style-name="T5">Βασική δομή</text:span><text:span text:style-name="T6">:<text:s/></text:span><text:span text:style-name="T7">Το 2020 υπολογίζεται ότι χάθηκ</text:span><text:span text:style-name="T8">αν</text:span><text:span text:style-name="T9"><text:s/>στ</text:span><text:span text:style-name="T10">ον τομέα της</text:span><text:span text:style-name="T11"><text:s/>εστίασης περίπου 2.5 εκατομμύρια θέσεις εργασίας και σχεδόν 240 δισεκατομμύρια<text:s/></text:span><text:span text:style-name="T12">δολάρια, σε παγκόσμιο επίπεδο, λόγω της πανδημίας του<text:s/></text:span>Covid<text:span text:style-name="T13">-19</text:span><text:span text:style-name="T14">. Αυτό είχε ως αποτέλεσμα να αλλάξει ριζικά ο τρόπος λειτουργίας των εστιατορίων κατά την διάρκεια των<text:s/></text:span>lockdown<text:span text:style-name="T15"><text:s/></text:span><text:span text:style-name="T16">και ταυτόχρονα να κάνει τους επιχειρηματίες πιο προσεκτικούς</text:span><text:span text:style-name="T17">,</text:span><text:span text:style-name="T18"><text:s/>σε σχέση με τις αποφάσεις που θα λάβουν στο μέλλον για την λειτουργία των καταστημάτων τους.<text:s/></text:span><text:span text:style-name="T19">Δεδομένου, λοιπόν, των πρόσφατων αλλαγών<text:s/></text:span><text:span text:style-name="T20">στη αλυσίδα εφοδιασμού των καταστημάτων υπάρχει μια αυξημένη ανησυχία σχετικά με την παραγωγή, επεξεργασία, διανομή και ζήτηση των πρώτων υλών. Εξαιτίας αυτού του γεγονότος σκεφτήκαμε ότι η δημιουργία ενός πληροφοριακού συστήματος<text:s/></text:span><text:span text:style-name="T21">θα<text:s/></text:span><text:span text:style-name="T22">μπορούσε να απλοποιήσει την διαδικασία διανομής κ</text:span><text:span text:style-name="T23">ά</text:span><text:span text:style-name="T24">νοντ</text:span><text:span text:style-name="T25">ά</text:span><text:span text:style-name="T26">ς την πιο αποδοτικ</text:span><text:span text:style-name="T27">ή</text:span><text:span text:style-name="T28"><text:s/>και π</text:span><text:span text:style-name="T29">ιο π</text:span><text:span text:style-name="T30">αραγωγικ</text:span><text:span text:style-name="T31">ή</text:span><text:span text:style-name="T32">.</text:span></text:p>
      <text:p text:style-name="P33"/>
      <text:p text:style-name="P34"><text:tab/>Το υπάρχον σύστημα διανομής μεταξύ του παραγωγού και του εστιάτορα είναι<text:s/>…<text:s/></text:p>
      <text:p text:style-name="P35"/>
      <text:p text:style-name="P36">Το πληροφοριακό σύστημα που προτείνουμε ουσιαστικά θα συνδέει απευθείας τον παραγωγό και τον εστιάτορα μέσω μιας εφαρμογής.<text:s/></text:p>
      <text:p text:style-name="P37"/>
      <text:p text:style-name="Βασικό"><text:span text:style-name="T38"><text:tab/>Αρχικά, υπάρχουν δύο τύποι χρηστών ο παραγωγός και ο εστιάτορας. Για να συνδεθούν στην εφαρμογή θα πρέπει να πρώτα να εγγράφονται δημιουργώντας λογαριασμό ανάλογα με την ιδιότητά τους. Όσο αναφορά τον εστιάτορα αφού συνδεθεί θα μπορεί να παραγγείλει τα προϊόντα που επιθυμεί από τους διαθέσιμους παραγωγούς.<text:s/></text:span><text:span text:style-name="T39">Έπειτα</text:span><text:span text:style-name="T40">,</text:span><text:span text:style-name="T41"><text:s/>θα επιλέγει τον τρόπο μεταφοράς των προϊόντων</text:span><text:span text:style-name="T42"><text:s/>θα επιβεβαιώνει τα στοιχεία της παραγγελίας</text:span><text:span text:style-name="T43"><text:s/>και θα<text:s/></text:span><text:span text:style-name="T44">την<text:s/></text:span><text:span text:style-name="T45">ολοκληρώνε</text:span><text:span text:style-name="T46">ι</text:span><text:span text:style-name="T47"><text:s/>πληρώνοντας το ποσό που αν</text:span><text:span text:style-name="T48">αλογεί</text:span><text:span text:style-name="T49">.<text:s/></text:span><text:span text:style-name="T50">Επιπλέον, θα μπορεί<text:s/></text:span><text:span text:style-name="T51"><text:s/></text:span><text:span text:style-name="T52">να αναρτεί μια λίστα με τα προϊόντα που χρειάζεται, όπου οι παραγωγοί θα<text:s/></text:span><text:span text:style-name="T53">“</text:span>bitt<text:span text:style-name="T54">αρουν</text:span><text:span text:style-name="T55">”<text:s/></text:span><text:span text:style-name="T56"><text:s/>και θα επιλέγει την πιο συμφέρουσα. Όσο αναφορά τον παραγωγό θα του δίνεται η δυνατότητα να αναρτεί τα διαθέσιμα προς πώληση προϊόντα ως μενού και να μπορεί να<text:s/></text:span><text:span text:style-name="T57">“</text:span>bitt<text:span text:style-name="T58">αρει</text:span><text:span text:style-name="T59">”<text:s/></text:span><text:span text:style-name="T60">στη λίστα των εστιατόρων.</text:span></text:p>
      <text:p text:style-name="P61"/>
      <text:p text:style-name="P62"/>
      <text:p text:style-name="P63"><text:tab/>Το σύστημα αυτό θα πρέπει να ακολουθήσει μια απλή και εύχρηστη δομή για να είναι προσιτό στους χρήστες<text:s/></text:p>
      <text:p text:style-name="P64">Τα χαρτια κατά την εγγραφη πιστοποιητικα και των 2 ΑΦΜ αδειες</text:p>
      <text:soft-page-break/>
      <text:p text:style-name="P65">Τοσο την μεταφορα οσο και να βρισκουν καποιοι εστιατορες αλλους πιθανους προμηθευτες</text:p>
      <text:p text:style-name="P66"/>
      <text:h text:style-name="P67" text:outline-level="3">Προστασία Προσωπικών Δεδομένων</text:h>
      <text:p text:style-name="P68">Στόχος μας είναι να σας προσφέρουμε μια εκπληκτική εμπειρία μέσα από τις Υπηρεσίες μας που βασίζεται στην εμπιστοσύνη, τη διαφάνεια και την ειλικρίνεια. Κατά την επίσκεψη στο Διαδικτυακό μας Τόπο και την Εφαρμογή μας, την εγγραφή ή καταχώρηση παραγγελιών συλλέγουμε, χρησιμοποιούμε, επεξεργαζόμαστε και γνωστοποιούμε τα απολύτως απαραίτητα προσωπικά δεδομένα σας σύμφωνα με τους παρόντες Όρους Χρήσης και την Πολιτική Απορρήτου μας. Σας συνιστούμε να διαβάσετε την Πολιτική Απορρήτου μας προκειμένου να ενημερωθείτε για τις διαδικασίες μας σχετικά με την προστασία των προσωπικών σας δεδομένων.</text:p>
      <text:h text:style-name="P69" text:outline-level="3">Περιορισμοί στη διάθεση προϊόντων</text:h>
      <text:p text:style-name="P70">Ορισμένα από τα προϊόντα που προσφέρουμε στο Διαδικτυακό μας Τόπο και την Εφαρμογή, υπόκεινται σε περιορισμούς αγοράς, ανάλογα με την ισχύουσα ευρωπαϊκή και ελληνική νομοθεσία. Αυτοί οι περιορισμοί περιλαμβάνουν ηλικιακό όριο για την αγορά αλκοόλ/ αλκοολούχων προϊόντων, καπνικών και άλλων αγαθών, που διατηρούμε το δικαίωμα να μην σας παραδώσουμε βάσει των σχετικών νόμιμων απαιτήσεων που ισχύουν.</text:p>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Επικεφαλίδα3" style:display-name="Επικεφαλίδα 3" style:family="paragraph" style:parent-style-name="Βασικό"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3Char" style:display-name="Επικεφαλίδα 3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ΚανονικόWeb" style:display-name="Κανονικό (Web)" style:family="paragraph" style:parent-style-name="Βασικό">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ΙΑΚΩΒΟΣ - ΠΑΝΤΕΛΕΗΜΩΝ</meta:initial-creator>
    <dc:creator>ΙΑΚΩΒΟΣ - ΠΑΝΤΕΛΕΗΜΩΝ</dc:creator>
    <meta:creation-date>2021-09-02T08:35:00Z</meta:creation-date>
    <dc:date>2021-09-02T11:36:00Z</dc:date>
    <meta:template xlink:href="Normal" xlink:type="simple"/>
    <meta:editing-cycles>1</meta:editing-cycles>
    <meta:editing-duration>PT10800S</meta:editing-duration>
    <meta:document-statistic meta:page-count="2" meta:paragraph-count="7" meta:word-count="557" meta:character-count="3731" meta:row-count="26" meta:non-whitespace-character-count="3181"/>
  </office:meta>
</office:document-meta>
</file>